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style:font-name="Times New Roman" fo:font-size="12pt" fo:font-weight="normal" style:font-size-asian="12pt" style:font-weight-asian="normal" style:font-size-complex="12pt" style:font-weight-complex="normal"/>
    </style:style>
    <style:style style:name="P2" style:family="paragraph" style:parent-style-name="Text_20_body">
      <style:text-properties style:font-name="Times New Roman" fo:font-size="12pt" style:font-size-asian="12pt" style:font-size-complex="12pt"/>
    </style:style>
    <style:style style:name="P3" style:family="paragraph" style:parent-style-name="Text_20_body">
      <style:text-properties style:font-name="Courier New" fo:font-size="10pt" fo:font-weight="normal" style:font-size-asian="10pt" style:font-weight-asian="normal" style:font-size-complex="10pt" style:font-weight-complex="normal"/>
    </style:style>
    <style:style style:name="P4" style:family="paragraph" style:parent-style-name="Text_20_body">
      <style:text-properties style:font-name="Courier New" fo:font-size="10pt" style:font-size-asian="10pt" style:font-size-complex="10pt"/>
    </style:style>
    <style:style style:name="P5" style:family="paragraph" style:parent-style-name="Standard">
      <style:paragraph-properties fo:text-align="center" style:justify-single-word="false"/>
      <style:text-properties fo:font-size="14pt" style:font-size-asian="14pt" style:font-size-complex="14pt"/>
    </style:style>
    <style:style style:name="P6" style:family="paragraph" style:parent-style-name="Standard">
      <style:paragraph-properties fo:text-align="center" style:justify-single-word="false"/>
      <style:text-properties fo:font-size="12pt" style:font-size-asian="12pt" style:font-size-complex="12pt"/>
    </style:style>
    <style:style style:name="P7" style:family="paragraph" style:parent-style-name="Standard">
      <style:text-properties style:font-name="Courier New" fo:font-size="10pt" style:font-size-asian="10pt" style:font-size-complex="10pt"/>
    </style:style>
    <style:style style:name="P8" style:family="paragraph" style:parent-style-name="Standard">
      <style:text-properties style:font-name="Courier New" fo:font-size="10pt" fo:font-weight="bold" style:font-size-asian="10pt" style:font-weight-asian="bold" style:font-size-complex="10pt" style:font-weight-complex="bold"/>
    </style:style>
    <style:style style:name="P9" style:family="paragraph" style:parent-style-name="Standard">
      <style:text-properties style:font-name="Courier New" fo:font-size="10pt" fo:font-style="normal" style:font-size-asian="10pt" style:font-style-asian="normal" style:font-size-complex="10pt" style:font-style-complex="normal"/>
    </style:style>
    <style:style style:name="P10" style:family="paragraph" style:parent-style-name="Standard">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P11" style:family="paragraph" style:parent-style-name="Standard">
      <style:text-properties style:font-name="Courier New" fo:font-size="10pt" fo:font-style="italic" style:font-size-asian="10pt" style:font-style-asian="italic" style:font-size-complex="10pt" style:font-style-complex="italic"/>
    </style:style>
    <style:style style:name="P12" style:family="paragraph" style:parent-style-name="Standard">
      <style:text-properties style:font-name="Courier New" fo:font-size="10pt" fo:font-style="normal" style:font-size-asian="10pt" style:font-style-asian="normal" style:font-size-complex="10pt" style:font-style-complex="normal"/>
    </style:style>
    <style:style style:name="P13" style:family="paragraph" style:parent-style-name="Standard">
      <style:text-properties style:font-name="Courier New" fo:font-size="10pt" style:font-size-asian="10pt" style:font-size-complex="10pt"/>
    </style:style>
    <style:style style:name="P14" style:family="paragraph" style:parent-style-name="Heading_20_1">
      <style:paragraph-properties fo:text-align="center" style:justify-single-word="false"/>
    </style:style>
    <style:style style:name="P15" style:family="paragraph" style:parent-style-name="Heading_20_2">
      <style:paragraph-properties fo:break-before="page"/>
    </style:style>
    <style:style style:name="T1" style:family="text">
      <style:text-properties style:font-name="Courier New"/>
    </style:style>
    <style:style style:name="T2" style:family="text">
      <style:text-properties style:font-name="Courier New" fo:font-size="10pt" style:font-size-asian="10pt" style:font-size-complex="10pt"/>
    </style:style>
    <style:style style:name="T3" style:family="text">
      <style:text-properties style:font-name="Courier New"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fr1" style:family="graphic" style:parent-style-name="OLE">
      <style:graphic-properties style:vertical-pos="from-top" style:vertical-rel="paragraph" style:horizontal-pos="from-left"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1">A Compiled Implementation of Bind and On-Replace</text:h>
      <text:p text:style-name="P6">Robert Field</text:p>
      <text:p text:style-name="P6">Draft 2.3</text:p>
      <text:p text:style-name="P5"/>
      <text:h text:style-name="Heading_20_2" text:outline-level="2">Motivation</text:h>
      <text:p text:style-name="Text_20_body">Currently bind and on-replace are implemented by building an object graph which represents the components of the bind expression (Locations, BindingExpressions, etc), the on-replace (ChangeListeners), and the relationships between them (dependencies, containment). <text:s/>This Location-graph is them executed – effectively interpretively executing the bind – to update values and maintain dependencies. <text:s/>Within an environment of developing semantics, limited resources, and shifting requirements, the compiler would never have been delivered without this flexible approach. <text:s/>However, the execution time overhead and footprint of the current implementation is judged to be roughly ten times what is acceptable. <text:s/>Many optimizations have already been applied, and the result is <text:s/>factor of two or more improvement – but there is a long way to go. <text:s/>Some optimizations have been to simply make the existing implementation more efficient or handle special cases in a more light-weight manner. <text:s/>But the most seemingly promising optimizations are those that circumvent the Location-graph, instead implementing variables with bind or on-replace with in-lined code. <text:s/>These dynamically inflate to a Location-graph on-demand. <text:s/>In micro-benchmarks these give order of magnitude or more improvements in dynamic footprint. <text:s/>However, in real-world testing, the improvements are only a few percent. <text:s/>The reason is that references to these variables from inflated variables inflate the optimized variables – unraveling almost all optimized variables.</text:p>
      <text:h text:style-name="Heading_20_2" text:outline-level="2">Proposal</text:h>
      <text:p text:style-name="Text_20_body">The proposal is to move to compiling bind and on-replace into bytecode. Like the in-lining mentioned above this means compiling the value computation into generated code, but, more significantly, the dependency calculation and state needed by that calculation must be generated as well. <text:s/>As a result, Locations, and their supporting structures (BindingExpressions, ChangeListeners, etc) are no longer used, and would be removed. <text:s/>This, of course, saves the footprint used by these structures, but also saves the execution time to build and interpretively execute them, as well as removing the GC churn as these Location-graphs are built and torn-down.</text:p>
      <text:h text:style-name="Heading_20_2" text:outline-level="2">Risks</text:h>
      <text:p text:style-name="Text_20_body">This proposal represents a start-over from the ground-up approach. <text:s/>As such, it is high risk path. <text:s/>The risk is in multiple dimensions. <text:s/>This is new ground and the number of unknowns is high – as a result the complexity of the task and the length of time to implement it are difficult to gauge. <text:s/>The extent of the win cannot be tested until the implementation is nearly complete since real-world tests require compiling and mostly-correctly executing the runtime library – which represents effectively all constructs. <text:s/>Because representation and execution are radically different, the Location-graph and compiled approaches will not inter-operate. <text:s/>This means an incremental approach to development cannot be used – which delays the discovery of design problems. <text:s/>It also means there is no fall-back to the Location-graph for tough cases – the whole language must yield to this approach. <text:s/>It is theoretically possible to design adapters between the representations, but the designing around compatibility could hinder rapid development or complicate the result. <text:s/></text:p>
      <text:h text:style-name="P15" text:outline-level="2">Disadvantages</text:h>
      <text:p text:style-name="Text_20_body">Because bindings are compiled into bytecode, the amount of bytecode, and thus the static footprint, is likely to increase. <text:s/>Possibly counter-balancing this, code tends to have much less footprint impact than class definitions and the number of inner classes generated should be significantly reduced – as inner-classes are currently used to build some bind structures. <text:s/>Other implementation choices could effect static footprint – see below.</text:p>
      <text:h text:style-name="Heading_20_2" text:outline-level="2">Implementation</text:h>
      <text:p text:style-name="Text_20_body">Each instance variable now has an index number (called a varNum). <text:s/>A variable can be referenced by an (FXObject, varNum) tuple. <text:s/>The varNum was enabled by and implemented during the mixin work. <text:s/>Very early in the development of the compiler Brian proposed the idea of a “Container” approach to variable representation and binding, but it was not possible since multiple inheritance precluded a variable index number. <text:s/>This varNum allows individual variables within an instance to be referenced by a bind – specifically it allows dependencies to be represented. <text:s/></text:p>
      <text:h text:style-name="Heading_20_2" text:outline-level="2">Implementation Sketch</text:h>
      <text:p text:style-name="Text_20_body">Generated code and library support code is sketched below. <text:s/>This is provided to demonstrate the concepts and is not intended as spec or implementation. <text:s/></text:p>
      <text:p text:style-name="Text_20_body">As currently, JavaFX instances implement FXObject; FXBase is the abstract superclass. <text:s/>Dependencies for the instance must still be maintained. <text:s/>In this proposal, dependencies are held by instances. There are many options for an optimal representation of dependencies. <text:s/>We have chosen an extremely light-weight representation (even though it is somewhat lossy) because it has a low footprint, low maintenance overhead, and it is conceptually simple. <text:s/>In a bind relationship:</text:p>
      <text:p text:style-name="P7"><text:s text:c="4"/>def x = bind r.q</text:p>
      <text:p text:style-name="P8"/>
      <text:p text:style-name="Text_20_body">Ignoring, for the moment, that r is a dependent as well, we call x the “binder” and q the “bindee”. <text:s/>When the bindee changes we need to update the binder. <text:s/>The bindee and binder variables can be represented by an (instance, varNum) pair. <text:s/>So we need the dependency mapping:</text:p>
      <text:p text:style-name="Text_20_body"><text:tab/>(bindee-instance, bindee-varNum) → (binder-instance, binder-varNum)</text:p>
      <text:p text:style-name="Text_20_body">With a couple of exceptions (which are discussed below) the </text:p>
      <text:p text:style-name="Text_20_body"><text:tab/> bindee-varNum → binder-varNum</text:p>
      <text:p text:style-name="Text_20_body">relationship is known at compile time. <text:s/>It thus can be compiled into an update method. <text:s/>Thus only the instance relationship need be kept in data: </text:p>
      <text:p text:style-name="Text_20_body"><text:tab/> bindee-instance → binder-instance</text:p>
      <text:p text:style-name="Text_20_body">That is, an FX instance need only hold a list of instances that depend on one or more of its variables. <text:s/></text:p>
      <text:p text:style-name="Text_20_body">Updates are triggered from setter methods – this requires that all changes to the value of a variable go through setters. <text:s/>Note that notify/update methods only handle changes from outside the instance. <text:s/>Changes inside the instance are handled inline in the setter. <text:s/>Note that this means that, in the case of overrides, setters will need to be overridden. <text:s/>Because all changes go through setters, in-replace triggers can also be inlined into the setter.</text:p>
      <text:p text:style-name="Text_20_body"/>
      <text:p text:style-name="Text_20_body"><text:soft-page-break/>The general form for a setter method on variable xyz of type T is:</text:p>
      <text:p text:style-name="P7"><text:tab/>void be$xyz(T nv$) {</text:p>
      <text:p text:style-name="P7"><text:tab/> <text:s/>if (xyz not equals nv$) { // != for primitives; else ! xyz.equals(nv$)</text:p>
      <text:p text:style-name="P7"><text:tab/> <text:s text:c="3"/>T ov$ = nv$</text:p>
      <text:p text:style-name="P7"><text:tab/> <text:s text:c="3"/>xyz = nv$;</text:p>
      <text:p text:style-name="P7"><text:tab/> <text:s text:c="3"/>invalidate$xyz(); <text:s/>// force invalidation of all dependents</text:p>
      <text:p text:style-name="P7"><text:tab/> <text:s text:c="3"/>setValidValue$(VOFF$xyz);</text:p>
      <text:p text:style-name="P9"><text:tab/> <text:s text:c="3"/>onReplace$p(ov$)</text:p>
      <text:p text:style-name="P7"><text:span text:style-name="T4"><text:tab/> <text:s/></text:span><text:span text:style-name="T5">} else {</text:span></text:p>
      <text:p text:style-name="P7"><text:tab/> <text:s text:c="3"/>setValidValue$(VOFF$xyz);</text:p>
      <text:p text:style-name="P7"><text:span text:style-name="T4"><text:tab/> <text:s/></text:span><text:span text:style-name="T5">}</text:span></text:p>
      <text:p text:style-name="P7"><text:span text:style-name="T5"><text:tab/></text:span><text:span text:style-name="T5">}</text:span></text:p>
      <text:p text:style-name="P9"/>
      <text:p text:style-name="P7"><text:tab/>void onReplace$p(T ov$) {</text:p>
      <text:p text:style-name="P7"><text:tab/> <text:s/>// Trigger body, if any</text:p>
      <text:p text:style-name="P7"><text:tab/>}</text:p>
      <text:p text:style-name="P7"/>
      <text:p text:style-name="Text_20_body">Note that this is an internally used set method. <text:s/>Assignment uses a different method:</text:p>
      <text:p text:style-name="P7"><text:s text:c="4"/>T set$xyz(T v) {</text:p>
      <text:p text:style-name="P7"><text:s text:c="6"/>be$xyz(v);</text:p>
      <text:p text:style-name="P7"><text:s text:c="6"/>return xyz;</text:p>
      <text:p text:style-name="P7"><text:s text:c="4"/>}</text:p>
      <text:p text:style-name="Text_20_body"/>
      <text:p text:style-name="Text_20_body">Which for a unidirectionally bound variable is:</text:p>
      <text:p text:style-name="P7"><text:s text:c="4"/>T set$xyz(T v) {</text:p>
      <text:p text:style-name="P7"><text:s text:c="6"/>throw new bindingException(...);</text:p>
      <text:p text:style-name="P7"><text:s text:c="4"/>}</text:p>
      <text:p text:style-name="P7"/>
      <text:p text:style-name="Text_20_body">The notifyDependencies method (on the bindee side), called by the setter, broadcasts to the binders outside the instance. <text:s/>It is defined on FXObject:</text:p>
      <text:p text:style-name="P7"><text:s text:c="4"/>void notifyDependents$(int varNum) {</text:p>
      <text:p text:style-name="P7"><text:s text:c="6"/>if (hasDependents$(varNum)) { <text:s text:c="4"/>// status bit of var (ever had dependents)</text:p>
      <text:p text:style-name="P7"><text:s text:c="8"/>for (Dep dep : dependencies) { // each dependent instance </text:p>
      <text:p text:style-name="P7"><text:s text:c="10"/>if (dep.appliesTo(varNum)) { // check bit field, applies to this bindee</text:p>
      <text:p text:style-name="P7"><text:s text:c="12"/>dep.instance().update(this, varNum);</text:p>
      <text:p text:style-name="P7"><text:s text:c="10"/>}</text:p>
      <text:p text:style-name="P7"><text:s text:c="8"/>}</text:p>
      <text:p text:style-name="P7"><text:s text:c="6"/>}</text:p>
      <text:p text:style-name="P7"><text:s text:c="4"/>}</text:p>
      <text:p text:style-name="P7"/>
      <text:p text:style-name="Text_20_body">The update method is generated on the binder side. <text:s/>For example, given:</text:p>
      <text:p text:style-name="P7"><text:s text:c="4"/>class B {</text:p>
      <text:p text:style-name="P7"><text:s text:c="6"/>var a : A;</text:p>
      <text:p text:style-name="P7"><text:s text:c="6"/>def x = bind a.m + a.n; <text:s/></text:p>
      <text:p text:style-name="P7"><text:s text:c="6"/>def y = bind a.m + a.p; <text:s/></text:p>
      <text:p text:style-name="P7"><text:s text:c="4"/>} </text:p>
      <text:p text:style-name="P7"/>
      <text:p text:style-name="Text_20_body"><text:s/>the following might be generated:</text:p>
      <text:p text:style-name="P7"><text:tab/>void update$(FXObject instance, int varNum ) {</text:p>
      <text:p text:style-name="P7"><text:tab/> <text:s/>if (instance == a) {</text:p>
      <text:p text:style-name="P7"><text:tab/> <text:s text:c="3"/>if (varNum == A.VOFF$m) {</text:p>
      <text:p text:style-name="P7"><text:tab/> <text:s text:c="5"/>invalidate$x();</text:p>
      <text:p text:style-name="P7"><text:tab/> <text:s text:c="5"/>invalidate$y();</text:p>
      <text:p text:style-name="P7"><text:tab/> <text:s text:c="3"/>} else if (varNum == A.VOFF$n) {</text:p>
      <text:p text:style-name="P7"><text:soft-page-break/><text:tab/> <text:s text:c="5"/>invalidate$x();</text:p>
      <text:p text:style-name="P7"><text:tab/> <text:s text:c="3"/>} else if (varNum == A.VOFF$p) {</text:p>
      <text:p text:style-name="P7"><text:tab/> <text:s text:c="5"/>invalidate$y();</text:p>
      <text:p text:style-name="P7"><text:tab/> <text:s text:c="3"/>}</text:p>
      <text:p text:style-name="P7"><text:tab/> <text:s/>}</text:p>
      <text:p text:style-name="P7"><text:tab/>}</text:p>
      <text:p text:style-name="P7"/>
      <text:p text:style-name="Text_20_body">Where the invalidate method sets the invalid bit (the assumption is that all variables are initially invalid). <text:s/>Invalidates all intra-instance dependents and all inter-instance dependents. If the variable has an on-replace, the invalidate method also calls the getter to force computation. <text:s/>None of this is repeated if the variable is already invalid:</text:p>
      <text:p text:style-name="P7"><text:span text:style-name="T1"><text:tab/></text:span>void invalidate$xyz() {</text:p>
      <text:p text:style-name="P7"><text:span text:style-name="T1"><text:tab/> <text:s/></text:span>if (isValidValue$(VOFF$xyz) ( {</text:p>
      <text:p text:style-name="P7"><text:span text:style-name="T1"><text:tab/> <text:s text:c="3"/></text:span>clearValidValue$(VOFF$xyz);</text:p>
      <text:p text:style-name="P7"><text:span text:style-name="T3"><text:tab/> <text:s text:c="3"/></text:span><text:span text:style-name="T4">call invalidate$abc() for any dependencies within the class;</text:span> </text:p>
      <text:p text:style-name="P7"><text:span text:style-name="T3"><text:tab/> <text:s text:c="3"/></text:span>notifyDependents(VOFF$xyz); <text:s/>// notify dependencies outside class</text:p>
      <text:p text:style-name="P7"><text:span text:style-name="T3"><text:tab/> <text:s text:c="3"/></text:span><text:span text:style-name="T5">get$xyz(); // only if there is an on-replace trigger on xyz</text:span></text:p>
      <text:p text:style-name="P7"><text:span text:style-name="T3"><text:tab/> <text:s/></text:span><text:span text:style-name="T5">}</text:span></text:p>
      <text:p text:style-name="P7"><text:span text:style-name="T4"><text:tab/></text:span><text:span text:style-name="T5">}</text:span></text:p>
      <text:p text:style-name="P7"/>
      <text:p text:style-name="Text_20_body">Assume:</text:p>
      <text:p text:style-name="P7"><text:span text:style-name="T4"><text:tab/></text:span><text:span text:style-name="T5">class A {</text:span></text:p>
      <text:p text:style-name="P9"><text:tab/><text:tab/>var b : B;</text:p>
      <text:p text:style-name="P9"><text:tab/><text:tab/>def x = bind b.y</text:p>
      <text:p text:style-name="P9"><text:tab/>}</text:p>
      <text:p text:style-name="P9"/>
      <text:p text:style-name="P9"><text:tab/>class B {</text:p>
      <text:p text:style-name="P9"><text:tab/><text:tab/>var y : Integer;</text:p>
      <text:p text:style-name="P9"><text:tab/><text:tab/>def z = bind y + 1</text:p>
      <text:p text:style-name="P9"><text:tab/>}</text:p>
      <text:p text:style-name="P9"/>
      <text:p text:style-name="Text_20_body">The invalidation call paths would be as follows:</text:p>
      <text:p text:style-name="Text_20_body"><draw:frame draw:style-name="fr1" draw:name="Object1" text:anchor-type="paragraph" svg:x="0.6862in" svg:y="-0.0028in" svg:width="5.5484in" svg:height="2.9791in" draw:z-index="0"><draw:object xlink:href="./Object 1" xlink:type="simple" xlink:show="embed" xlink:actuate="onLoad"/><draw:image xlink:href="./ObjectReplacements/Object 1" xlink:type="simple" xlink:show="embed" xlink:actuate="onLoad"/></draw:frame></text:p>
      <text:h text:style-name="Heading_20_2" text:outline-level="2">Instance Generated Code</text:h>
      <text:p text:style-name="Text_20_body">Since the evaluation of binds is now lazy, the initialization of binds should be as well. <text:s/>Thus <text:soft-page-break/>applyDefaults$() is no longer used for binds, but only to set up the overridable initial value of unbound variables. <text:s/>The actual mechanism to switch on varNums is hand-waved away as it is known, implemented, and would complicate the examples.</text:p>
      <text:p text:style-name="P7"/>
      <text:p text:style-name="P7"><text:tab/>void applyDefaults$( int varNum ) {</text:p>
      <text:p text:style-name="P7"><text:tab/> <text:s/>switch (varNum) {</text:p>
      <text:p text:style-name="P7"><text:tab/> <text:s/>case VOFF$b: {</text:p>
      <text:p text:style-name="P7"><text:tab/> <text:s text:c="3"/>// Explicit initial value, just set it</text:p>
      <text:p text:style-name="P7"><text:tab/> <text:s text:c="3"/>be$b( 9 );</text:p>
      <text:p text:style-name="P7"><text:tab/> <text:s text:c="3"/>return;</text:p>
      <text:p text:style-name="P7"><text:tab/> <text:s/>case VOFF$a:</text:p>
      <text:p text:style-name="P7"><text:tab/> <text:s/>case VOFF$w: {</text:p>
      <text:p text:style-name="P7"><text:tab/> <text:s text:c="3"/>// nothing to do</text:p>
      <text:p text:style-name="P7"><text:tab/> <text:s text:c="3"/>return;</text:p>
      <text:p text:style-name="P7"><text:tab/> <text:s/>...</text:p>
      <text:p text:style-name="P7"><text:tab/> <text:s/>case VOFF$f: {</text:p>
      <text:p text:style-name="P7"><text:tab/> <text:s text:c="3"/>//TODO</text:p>
      <text:p text:style-name="P7"><text:tab/> <text:s text:c="3"/>return;</text:p>
      <text:p text:style-name="P7"><text:tab/> <text:s/>}</text:p>
      <text:p text:style-name="P7"><text:tab/>}</text:p>
      <text:p text:style-name="P7"/>
      <text:h text:style-name="Heading_20_2" text:outline-level="2">Unbound Variable</text:h>
      <text:p text:style-name="P1">Within a generated class, and unbound variable is represented by a field and a getters/setter pair –</text:p>
      <text:p text:style-name="P7"><text:tab/>// var b = 9;</text:p>
      <text:p text:style-name="P7"/>
      <text:p text:style-name="P7"><text:tab/>int $b;</text:p>
      <text:p text:style-name="P7"/>
      <text:p text:style-name="P7"><text:tab/>int get$b() { </text:p>
      <text:p text:style-name="P7"><text:tab/> <text:s/>return $b;</text:p>
      <text:p text:style-name="P7"><text:tab/>}</text:p>
      <text:p text:style-name="P7"/>
      <text:p text:style-name="P7"><text:tab/>void be$b(int nv$) {</text:p>
      <text:p text:style-name="P7"><text:tab/> <text:s/>if (nv$ != $b) {</text:p>
      <text:p text:style-name="P7"><text:tab/> <text:s text:c="3"/>int ov$ = $b;</text:p>
      <text:p text:style-name="P7"><text:tab/> <text:s text:c="3"/>$b = nv;</text:p>
      <text:p text:style-name="P7"><text:s text:c="10"/>invalidate$b(); <text:s/>// force invalidation of all dependents</text:p>
      <text:p text:style-name="P7"><text:tab/> <text:s text:c="3"/>setValidValue$(VOFF$b);</text:p>
      <text:p text:style-name="P9"><text:tab/> <text:s text:c="3"/>onReplace$b(ov$)</text:p>
      <text:p text:style-name="P7"><text:tab/> <text:s/>} else {</text:p>
      <text:p text:style-name="P7"><text:tab/> <text:s text:c="3"/>setValidValue$(VOFF$b);</text:p>
      <text:p text:style-name="P7"><text:tab/> <text:s/>}</text:p>
      <text:p text:style-name="P7"><text:tab/>}</text:p>
      <text:p text:style-name="P7"/>
      <text:p text:style-name="P7"><text:span text:style-name="T1"><text:tab/></text:span>void invalidate$b() {</text:p>
      <text:p text:style-name="P7"><text:span text:style-name="T1"><text:tab/> <text:s/></text:span>if (isValidValue$(VOFF$b) ( {</text:p>
      <text:p text:style-name="P7"><text:span text:style-name="T1"><text:tab/> <text:s text:c="3"/></text:span>clearValidValue$(VOFF$b);</text:p>
      <text:p text:style-name="P11"><text:tab/> <text:s text:c="3"/>invalidate$a(); <text:s/>// intra-instance dependent – see the bind below</text:p>
      <text:p text:style-name="P7"><text:span text:style-name="T3"><text:tab/> <text:s text:c="3"/></text:span>notifyDependents(VOFF$b); <text:s/>// notify dependencies outside class</text:p>
      <text:p text:style-name="P7"><text:span text:style-name="T3"><text:tab/> <text:s/></text:span><text:span text:style-name="T5">}</text:span></text:p>
      <text:p text:style-name="P7"><text:span text:style-name="T3"><text:tab/></text:span><text:span text:style-name="T5">}</text:span></text:p>
      <text:p text:style-name="P10"/>
      <text:p text:style-name="P1">Note that the invalidate method handles inter-instance dependency by calling <text:span text:style-name="T2">notifyDependents</text:span>$(). <text:s/></text:p>
      <text:p text:style-name="P1">The initial value of the variable is set in <text:span text:style-name="T2">applyDefaults$()</text:span> –</text:p>
      <text:p text:style-name="P3"/>
      <text:p text:style-name="P7"><text:soft-page-break/><text:tab/> <text:s/>case VOFF$b: {</text:p>
      <text:p text:style-name="P7"><text:tab/> <text:s text:c="3"/>// Explicit initial value, just set it</text:p>
      <text:p text:style-name="P7"><text:tab/> <text:s text:c="3"/>be$b( 9 );</text:p>
      <text:p text:style-name="P7"><text:tab/> <text:s text:c="3"/>return;</text:p>
      <text:p text:style-name="P7"/>
      <text:h text:style-name="Heading_20_2" text:outline-level="2">Light-Weight Bind</text:h>
      <text:p text:style-name="Text_20_body">When the operation to be performed in the bind has no side-effects and has less overhead than dependency checking, the operation is simply applied. <text:s/></text:p>
      <text:p text:style-name="P4"/>
      <text:p text:style-name="P7"><text:tab/>// def a = bind b + c</text:p>
      <text:p text:style-name="P7"/>
      <text:p text:style-name="P7"><text:tab/>int $a;</text:p>
      <text:p text:style-name="P7"/>
      <text:p text:style-name="P7"><text:tab/>int get$a() { </text:p>
      <text:p text:style-name="P7"><text:tab/> <text:s/>if ( ! isValidValue$(VOFF$a) ) {</text:p>
      <text:p text:style-name="P7"><text:s text:c="10"/>int result = get$b() + get$c(); <text:s/>// compute result</text:p>
      <text:p text:style-name="P7"><text:tab/> <text:s text:c="3"/>be$a( result );</text:p>
      <text:p text:style-name="P7"><text:tab/> <text:s/>}</text:p>
      <text:p text:style-name="P7"><text:tab/> <text:s/>return $a;</text:p>
      <text:p text:style-name="P7"><text:tab/>}</text:p>
      <text:p text:style-name="P7"/>
      <text:p text:style-name="P7"><text:tab/>void be$a(int nv$) {</text:p>
      <text:p text:style-name="P7"><text:tab/> <text:s/>if (nv$ != $a) {</text:p>
      <text:p text:style-name="P7"><text:tab/> <text:s text:c="3"/>int ov$ = $a;</text:p>
      <text:p text:style-name="P7"><text:tab/> <text:s text:c="3"/>$a = nv$;</text:p>
      <text:p text:style-name="P7"><text:tab/> <text:s text:c="3"/>invalidate$a();</text:p>
      <text:p text:style-name="P9"><text:tab/> <text:s text:c="3"/>setValidValue$( VOFF$a );</text:p>
      <text:p text:style-name="P9"><text:tab/> <text:s text:c="3"/>onReplace$a(ov$)</text:p>
      <text:p text:style-name="P7"><text:tab/> <text:s/>} else {</text:p>
      <text:p text:style-name="P9"><text:tab/> <text:s text:c="3"/>setValidValue$( VOFF$a );</text:p>
      <text:p text:style-name="P7"><text:tab/> <text:s/>}</text:p>
      <text:p text:style-name="P7"/>
      <text:p text:style-name="Text_20_body">Note: The call to invalidate$a() will be a no-op when called from get$a() which is the only call site in this bound case. <text:s/>But the initializer for 'a' is overridden the invalidate$a() will be need for use by the overriding set$a().</text:p>
      <text:h text:style-name="Heading_20_2" text:outline-level="2">Side-Effect Bind</text:h>
      <text:p text:style-name="Text_20_body">For bind components which may have side-effects or which could consume significant time in there computation, the dependencies are first checked to see if they have changed, and only if changed does the refresh continue. <text:s/>To be able to do this check, the previous values <text:s/>of the dependent values must be stored in fields. <text:s/>Pseudo-variables unique to the bind expression are used for this.</text:p>
      <text:p text:style-name="Text_20_body">This is sketched below –</text:p>
      <text:p text:style-name="Text_20_body"/>
      <text:p text:style-name="P7"><text:tab/>// def x = bind bar(expr1, expr2)</text:p>
      <text:p text:style-name="P7"/>
      <text:p text:style-name="P7"><text:tab/>float $x;</text:p>
      <text:p text:style-name="P7"><text:tab/> <text:s/></text:p>
      <text:p text:style-name="P7"><text:tab/>float get$x() {</text:p>
      <text:p text:style-name="P7"><text:tab/> <text:s/>if ( ! isValidValue$( VOFF$x ) ) {</text:p>
      <text:p text:style-name="P7"><text:tab/> <text:s text:c="3"/>float oldArg1 = $expr1;</text:p>
      <text:p text:style-name="P7"><text:tab/> <text:s text:c="3"/>float oldArg2 = $expr2;</text:p>
      <text:p text:style-name="P7"><text:soft-page-break/><text:tab/> <text:s text:c="3"/>float newArg1 = get$expr1();</text:p>
      <text:p text:style-name="P7"><text:tab/> <text:s text:c="3"/>float newArg2 = get$expr2();</text:p>
      <text:p text:style-name="P7"><text:tab/> <text:s text:c="3"/>be$x( (oldArg1 != newArg1 || oldArg2 != newArg2)?</text:p>
      <text:p text:style-name="P7"><text:s text:c="20"/>bar( newArg1, newArg2 )</text:p>
      <text:p text:style-name="P7"><text:s text:c="18"/>: $x );</text:p>
      <text:p text:style-name="P7"><text:s text:c="8"/>}</text:p>
      <text:p text:style-name="P7"><text:tab/> <text:s/>return $x;</text:p>
      <text:p text:style-name="P7"><text:tab/>}</text:p>
      <text:p text:style-name="P7"/>
      <text:p text:style-name="Text_20_body">Note that the setter is no different than the light-weight case. <text:s/>Note also, the two parameters to the function, they are bound pseudo-variables would have been generated from the parameter expressions. <text:s/>Even if the parameter expressions are simple, the pseudo-variables are needs to uniquely track their last update used in the call.</text:p>
      <text:h text:style-name="Heading_20_2" text:outline-level="2">Member Select</text:h>
      <text:p text:style-name="Text_20_body">In the case of some bind components, the dependencies must be dynamically updated as the dependents change. <text:s/>Member select is the prime example.</text:p>
      <text:p text:style-name="Text_20_body">This is a sketch of member select. <text:s/></text:p>
      <text:p text:style-name="Text_20_body"/>
      <text:p text:style-name="P7"><text:tab/>// def w = bind r.v</text:p>
      <text:p text:style-name="P7"><text:tab/></text:p>
      <text:p text:style-name="P7"><text:tab/>String $w;</text:p>
      <text:p text:style-name="P7"/>
      <text:p text:style-name="P7"><text:tab/>String get$w() {</text:p>
      <text:p text:style-name="P7"><text:tab/> <text:s/>if ( ! isValidValue$( VOFF$w ) ) {</text:p>
      <text:p text:style-name="P7"><text:tab/> <text:s text:c="3"/>Baz oldSelector = $r;</text:p>
      <text:p text:style-name="P7"><text:tab/> <text:s text:c="3"/>Baz newSelector = get$r();</text:p>
      <text:p text:style-name="P7"><text:s text:c="10"/>if (! isEqual(oldSelector, newSelector) ) {</text:p>
      <text:p text:style-name="P7"><text:tab/> <text:s text:c="5"/>// maintain our dependents</text:p>
      <text:p text:style-name="P7"><text:tab/> <text:s text:c="5"/>if (oldSelector != null) oldSelector.removeDependent$( VOFF$v, this );</text:p>
      <text:p text:style-name="P7"><text:tab/> <text:s text:c="5"/>if (newSelector != null) newSelector.addDependent$( VOFF$v, this );</text:p>
      <text:p text:style-name="P7"><text:tab/> <text:s text:c="3"/>}</text:p>
      <text:p text:style-name="P7"><text:tab/> <text:s text:c="3"/>be$w( (newSelector==null)? “” : newSelector.get$v() );</text:p>
      <text:p text:style-name="P7"><text:tab/> <text:s/>}</text:p>
      <text:p text:style-name="P7"><text:tab/> <text:s/>return $w;</text:p>
      <text:p text:style-name="P7"><text:tab/>}</text:p>
      <text:p text:style-name="P7"/>
      <text:p text:style-name="P7"/>
      <text:p text:style-name="P2">Like the function call example (above), the selector (“r”) is a pseudo-variable (even if it wraps a simple variable) bound to the selector expression since it's changes must be uniquely tracked for this member select. <text:s/>If a change is detected, <text:s/>the dependency is removed from the previously selected and added to the newly selected. <text:s/></text:p>
      <text:p text:style-name="P7"/>
      <text:h text:style-name="Heading_20_2" text:outline-level="2">On-Replace</text:h>
      <text:p text:style-name="Text_20_body">Because all sets go through the setter, the implementation of on-replace is refreshingly straight-forward – simply in-lined into the update branch of the setter. <text:s/>Because on-replace forces always eager behavior, tests for lazy mode and dependent value storage are not needed. <text:s/></text:p>
      <text:p text:style-name="Text_20_body"/>
      <text:p text:style-name="P7"><text:tab/>// def p = bind blip(x, z) on replace oldVal { println("{oldVal} -&gt; {p}") }</text:p>
      <text:p text:style-name="P7"><text:soft-page-break/></text:p>
      <text:p text:style-name="P7"><text:tab/>Blop $p;</text:p>
      <text:p text:style-name="P7"/>
      <text:p text:style-name="P7"><text:tab/>Blop get$p() {</text:p>
      <text:p text:style-name="P7"><text:tab/> <text:s/>if ( ! isValidValue$( VOFF$p ) ) {</text:p>
      <text:p text:style-name="P7"><text:tab/> <text:s text:c="3"/>float oldArg1 = $expr1;</text:p>
      <text:p text:style-name="P7"><text:tab/> <text:s text:c="3"/>float oldArg2 = $expr2;</text:p>
      <text:p text:style-name="P7"><text:tab/> <text:s text:c="3"/>float newArg1 = get$x();</text:p>
      <text:p text:style-name="P7"><text:tab/> <text:s text:c="3"/>float newArg2 = get$z();</text:p>
      <text:p text:style-name="P7"><text:tab/> <text:s text:c="3"/>be$p( (oldArg1 != newArg1 || oldArg2 != newArg2)?</text:p>
      <text:p text:style-name="P7"><text:s text:c="20"/>blip( newArg1, newArg2 )</text:p>
      <text:p text:style-name="P7"><text:s text:c="18"/>: $p );</text:p>
      <text:p text:style-name="P7"><text:s text:c="8"/>}</text:p>
      <text:p text:style-name="P7"><text:tab/> <text:s/>return $p;</text:p>
      <text:p text:style-name="P7"><text:tab/>}</text:p>
      <text:p text:style-name="P7"/>
      <text:p text:style-name="P7"><text:tab/>void be$p(Blop nv$) {</text:p>
      <text:p text:style-name="P7"><text:tab/> <text:s/>if (! isEqual(nv$, $p)) {</text:p>
      <text:p text:style-name="P7"><text:tab/> <text:s text:c="3"/>Blop ov$ = $p;</text:p>
      <text:p text:style-name="P7"><text:tab/> <text:s text:c="3"/>$p = $nv;</text:p>
      <text:p text:style-name="P7"><text:tab/> <text:s text:c="3"/>invalidate$p();</text:p>
      <text:p text:style-name="P7"><text:tab/> <text:s text:c="3"/>setValidValue$( VOFF$p );</text:p>
      <text:p text:style-name="P7"><text:tab/> <text:s text:c="3"/>onReplace$p(ov$);</text:p>
      <text:p text:style-name="P7"><text:tab/> <text:s/>} else {</text:p>
      <text:p text:style-name="P7"><text:tab/> <text:s text:c="3"/>setValidValue$( VOFF$p );</text:p>
      <text:p text:style-name="P7"><text:tab/> <text:s/>}</text:p>
      <text:p text:style-name="P7"><text:tab/>}</text:p>
      <text:p text:style-name="P7"/>
      <text:p text:style-name="P7"><text:tab/>void onReplace$p(Blop ov$) {</text:p>
      <text:p text:style-name="P7"><text:tab/> <text:s/>// Trigger body</text:p>
      <text:p text:style-name="P7"><text:tab/> <text:s/>print... // whatever</text:p>
      <text:p text:style-name="P7"><text:tab/>}</text:p>
      <text:p text:style-name="P7"/>
      <text:p text:style-name="P7"><text:tab/>void invalidate$p() {</text:p>
      <text:p text:style-name="P7"><text:span text:style-name="T1"><text:tab/> <text:s/></text:span>if (isValidValue$(VOFF$p) ( {</text:p>
      <text:p text:style-name="P7"><text:tab/> <text:s text:c="3"/>clearValidValue$( VOFF$p );</text:p>
      <text:p text:style-name="P7"><text:tab/> <text:s text:c="3"/>notifyDependents$( VOFF$p );</text:p>
      <text:p text:style-name="P7"><text:tab/> <text:s text:c="3"/>get$p(); <text:s/>// this get is added to force immediate re-evaluation</text:p>
      <text:p text:style-name="P7"><text:tab/> <text:s/>}</text:p>
      <text:p text:style-name="P7"><text:tab/>}</text:p>
      <text:p text:style-name="Standard"/>
      <text:h text:style-name="Heading_20_2" text:outline-level="2">Cut-Off Operations</text:h>
      <text:p text:style-name="Text_20_body">Like member select, the cut-off operations logical-and and logical-or invite dynamic dependency management. <text:s/>However, the variable-specific dependencies are hard-coded in the update method and this dynamism is not practical. <text:s/>So, these operations are translated in the same manner as arithmetic operations. <text:s/>Because evaluation is done top-down and the dependencies only control invalidation (not evaluation), the cut-off side will not be inappropriately evaluated. <text:s text:c="2"/>As a result, it is likely that the reduced dependency management will compensation for the extra dependencies.</text:p>
      <text:h text:style-name="Heading_20_2" text:outline-level="2">Bi-Directional Bind</text:h>
      <text:p text:style-name="Text_20_body">Again, that all setting of variables goes through the setter, offers simplicity in the implementation of bi-directional bind.</text:p>
      <text:p text:style-name="Text_20_body">As currently, the selector in a bi-directional bind cannot change, the selector '$d$r' is set during <text:soft-page-break/>initialization to this.get$r() <text:s text:c="2"/>Note that just setting 'r.v' to 'd' in the setter is all that is needed to make it bi-directional.</text:p>
      <text:p text:style-name="Text_20_body"/>
      <text:p text:style-name="P7"><text:tab/>// var d = bind with inverse not r.v</text:p>
      <text:p text:style-name="P7"><text:tab/></text:p>
      <text:p text:style-name="P7"><text:tab/>String $d;</text:p>
      <text:p text:style-name="P7"><text:tab/>Baz $d$r = null;</text:p>
      <text:p text:style-name="P7"/>
      <text:p text:style-name="P7"><text:tab/>String get$d() {</text:p>
      <text:p text:style-name="P7"><text:s/><text:tab/> <text:s/>if ( !isValidValue$( VOFF$d ) ) {</text:p>
      <text:p text:style-name="P7"><text:tab/> <text:s text:c="3"/>if ($d$r == null) {</text:p>
      <text:p text:style-name="P7"><text:tab/> <text:s text:c="5"/>$d$r = get$r(); <text:s/>// selector is fixed in bi-directional bind</text:p>
      <text:p text:style-name="P7"><text:tab/> <text:s text:c="5"/>if ($d$r != null) $d$r.addDependent$(VOFF$v, this); <text:s/>// depends on r.v</text:p>
      <text:p text:style-name="P7"><text:tab/> <text:s text:c="3"/>}</text:p>
      <text:p text:style-name="P7"><text:tab/> <text:s text:c="3"/>be$d( ! (($d$r==null)? False : $d$r.get$v()) );</text:p>
      <text:p text:style-name="P7"><text:s text:c="8"/>}</text:p>
      <text:p text:style-name="P7"><text:tab/> <text:s/>return $d;</text:p>
      <text:p text:style-name="P7"><text:tab/>}</text:p>
      <text:p text:style-name="P7"/>
      <text:p text:style-name="P7"><text:tab/>void be$d(int nv$) {</text:p>
      <text:p text:style-name="P7"><text:tab/> <text:s/>if (! isEqual($d, nv$) ) {</text:p>
      <text:p text:style-name="P7"><text:tab/> <text:s text:c="3"/>int ov$ = $d;</text:p>
      <text:p text:style-name="P7"><text:tab/> <text:s text:c="3"/>$d = nv$;</text:p>
      <text:p text:style-name="P7"><text:tab/> <text:s text:c="3"/>invalidate$d();</text:p>
      <text:p text:style-name="P7"><text:tab/> <text:s text:c="3"/>setValidValue$( VOFF$d );</text:p>
      <text:p text:style-name="P7"><text:tab/> <text:s text:c="3"/>if ($d$r != null) $d$r.be$v( ! $d ); <text:s/>// make it bi-directional</text:p>
      <text:p text:style-name="P9"><text:tab/> <text:s text:c="3"/>onReplace$d(ov$)</text:p>
      <text:p text:style-name="P7"><text:tab/> <text:s/>} else {</text:p>
      <text:p text:style-name="P7"><text:tab/> <text:s text:c="3"/>setValidValue$( VOFF$d );</text:p>
      <text:p text:style-name="P7"><text:tab/> <text:s/>}</text:p>
      <text:p text:style-name="P7"><text:tab/>}</text:p>
      <text:p text:style-name="P7"/>
      <text:p text:style-name="P7"><text:tab/>void invalidate$d() {</text:p>
      <text:p text:style-name="P7"><text:tab/> <text:s/>if (! !isValidValue$(VOFF$d) ( {</text:p>
      <text:p text:style-name="P7"><text:tab/> <text:s text:c="3"/>clearValidValue$( VOFF$d );</text:p>
      <text:p text:style-name="P7"><text:tab/> <text:s text:c="3"/>notifyDependents$( VOFF$d );</text:p>
      <text:p text:style-name="P7"><text:tab/> <text:s/>}</text:p>
      <text:p text:style-name="P7"><text:tab/>}</text:p>
      <text:h text:style-name="Heading_20_2" text:outline-level="2">BindingException</text:h>
      <text:p text:style-name="Text_20_body">The above translation patterns do not generate a BindingException on assignment to a unidirectionally bound variable. To throw a BindingException in this case, add a set$x() that is called to implement assignment instead of directly calling be$x()</text:p>
      <text:p text:style-name="Text_20_body"/>
      <text:p text:style-name="P7"><text:s/><text:tab/>// var b = 9;</text:p>
      <text:p text:style-name="P7"/>
      <text:p text:style-name="P7"><text:tab/>int set$b(int nv$) {</text:p>
      <text:p text:style-name="P7"><text:tab/> <text:s/>be$b(nv$);</text:p>
      <text:p text:style-name="P7"><text:tab/> <text:s/>return $b;</text:p>
      <text:p text:style-name="P7"><text:tab/>}</text:p>
      <text:p text:style-name="P7"/>
      <text:p text:style-name="P7"><text:tab/>...</text:p>
      <text:p text:style-name="P7"/>
      <text:p text:style-name="P7"><text:tab/>// def a = bind b + c</text:p>
      <text:p text:style-name="P7"/>
      <text:p text:style-name="P7"><text:soft-page-break/><text:tab/>int set$a(int nv$) {</text:p>
      <text:p text:style-name="P7"><text:tab/> <text:s/>throw new BindingException(...);</text:p>
      <text:p text:style-name="P7"><text:tab/>}</text:p>
      <text:p text:style-name="P7"/>
      <text:p text:style-name="Text_20_body">See below for the handling of <text:s/>BindingException in more complex situations – override, object literal, …</text:p>
      <text:h text:style-name="Heading_20_2" text:outline-level="2">Overriding Variables</text:h>
      <text:p text:style-name="Text_20_body">Variable override can be achieved by overriding the definitional methods: be$, set$, get$, update, onReplace$, and applyDefaults. <text:s/>The overriding method always calling the super for update and onReplace$; and for applyDefaults calling it if no default is found.</text:p>
      <text:h text:style-name="Heading_20_2" text:outline-level="2">Value Overriding Bind in Object Literal / Class Override</text:h>
      <text:p text:style-name="Text_20_body">One approach to allowing object literals to set variables whose default initializer is bound, is to add a flag bit. <text:s/>Here represented with <text:span text:style-name="T2">isValueOverride$()</text:span> and <text:span text:style-name="T2">setValueOverride$()</text:span>.</text:p>
      <text:p text:style-name="Text_20_body">This approach allows for value override --</text:p>
      <text:p text:style-name="P4"/>
      <text:p text:style-name="P7"><text:tab/>// var a = bind b + c</text:p>
      <text:p text:style-name="P7"/>
      <text:p text:style-name="P7"><text:tab/>int get$a() { </text:p>
      <text:p text:style-name="P7"><text:tab/> <text:s/>if ( !isValueOverride$(VOFF$a) &amp;&amp; !isValidValue$(VOFF$a) ) {</text:p>
      <text:p text:style-name="P7"><text:s text:c="10"/>int result = get$b() + get$c(); <text:s/>// compute result</text:p>
      <text:p text:style-name="P7"><text:tab/> <text:s text:c="3"/>be$a( result );</text:p>
      <text:p text:style-name="P7"><text:tab/> <text:s/>}</text:p>
      <text:p text:style-name="P7"><text:tab/> <text:s/>return $a;</text:p>
      <text:p text:style-name="P7"><text:tab/>}</text:p>
      <text:p text:style-name="P7"/>
      <text:p text:style-name="P7"><text:tab/>int set$a(int nv$) {</text:p>
      <text:p text:style-name="P7"><text:tab/> <text:s/>// Exception now conditional on value override</text:p>
      <text:p text:style-name="P7"><text:tab/> <text:s/>if ( isValueOverride$(VOFF$a) ) {</text:p>
      <text:p text:style-name="P7"><text:tab/> <text:s text:c="3"/>return be$a(nv$);</text:p>
      <text:p text:style-name="P7"><text:tab/> <text:s/>} else {</text:p>
      <text:p text:style-name="P7"><text:tab/> <text:s text:c="3"/>throw new BindingException(...);</text:p>
      <text:p text:style-name="P7"><text:tab/> <text:s/>}</text:p>
      <text:p text:style-name="P7"><text:tab/>}</text:p>
      <text:p text:style-name="Text_20_body"/>
      <text:p text:style-name="Text_20_body">Object literal initialization using this would be very much like it is now, except no addTriggers is needed and a set of the value override flag is needed. <text:s/></text:p>
      <text:p text:style-name="Text_20_body"/>
      <text:p text:style-name="P7"><text:tab/>// Foo {b : 55}</text:p>
      <text:p text:style-name="P7"/>
      <text:p text:style-name="P7"><text:tab/>{</text:p>
      <text:p text:style-name="P7"><text:s text:c="12"/>final Foo jfx$0objlit = new Foo(true);</text:p>
      <text:p text:style-name="P7"><text:s text:c="12"/>final int jfx$2count = jfx$0objlit.count$();</text:p>
      <text:p text:style-name="P7"><text:s text:c="12"/>final int jfx$3off = Foo.VOFF$b;</text:p>
      <text:p text:style-name="P7"><text:s text:c="12"/>for (int jfx$1loop = 0; jfx$1loop &lt; jfx$2count; jfx$1loop += 1) </text:p>
      <text:p text:style-name="P7"><text:s text:c="14"/>if (jfx$1loop == jfx$3off) {</text:p>
      <text:p text:style-name="P7"><text:s text:c="16"/>jfx$0objlit.setValueOverride$(Foo.VOFF$b); </text:p>
      <text:p text:style-name="P7"><text:s text:c="16"/>jfx$0objlit.be$b(55); </text:p>
      <text:p text:style-name="P7"><text:s text:c="14"/>} else </text:p>
      <text:p text:style-name="P7"><text:soft-page-break/><text:s text:c="16"/>jfx$0objlit.applyDefaults$(jfx$1loop);</text:p>
      <text:p text:style-name="P7"><text:s text:c="12"/>jfx$0objlit.complete$();</text:p>
      <text:p text:style-name="P7"><text:s text:c="12"/>jfx$0objlit</text:p>
      <text:p text:style-name="P7"><text:s text:c="8"/>}</text:p>
      <text:p text:style-name="Standard"/>
      <text:p text:style-name="Text_20_body">An alternative would be to handle it in the same manner as bound object literal initializers are handled (see below).</text:p>
      <text:h text:style-name="Heading_20_2" text:outline-level="2">Object Literals (General Case)</text:h>
      <text:p text:style-name="Text_20_body">The simplest approach to object literals, and thus the initial approach, is just to generate inner sub-classes – handling them like variable override. <text:s/>The downside to this is static footprint increase. <text:s/>One optimization to this, for object literals without bind, is described above. <text:s/>It is possible that this will handle enough cases to be acceptable. <text:s/>A broader optimization would be to have one class per script and do double dispatch, as was discussed for object literals at the end of Marina.</text:p>
      <text:h text:style-name="Heading_20_2" text:outline-level="2">Local Variable Binds</text:h>
      <text:p text:style-name="Text_20_body">The described mechanism requires each variable to be addressed by a (FXObject, varNum) tuple. <text:s/>Each variable that is bound or which can be bound-to must addressable in this manner. <text:s/>Two approaches to address this are the use of general single-value containers for locals or wrapping the local context in a class. <text:s/>The single-value container approach would use the double dispatch class mentioned above – making it reminiscent of a Location / BindingExpression pair. <text:s/>Because of this similarity, this approach could be fruitful transitionally as well. Alternatively, the local contexts (functions and loop bodies) which have bound variables or which have variables that are referenced in a bound expression can have the local context wrapped into an FXBase subclass. <text:s/>Because <text:s/>local binds are comparatively rare, static footprint may not be a significant concern. <text:s/>However, turning local contexts into classes will have implication for context tracking in translation. <text:s/>Bound functions would always need to be converted to classes.</text:p>
      <text:h text:style-name="Heading_20_2" text:outline-level="2">Script Variables</text:h>
      <text:p text:style-name="Text_20_body">Script variables as well must be referencable by a (FXObject, varNum) tuple. <text:s/>This would require scripts with script variables being held in a singleton instance and that varNum generation be extended to script variables. <text:s/>Doing so should have the positive side-effects easing initialization timing and of increasing the symmetry of translation.</text:p>
      <text:h text:style-name="Heading_20_2" text:outline-level="2">Binding and Triggers on Sequences</text:h>
      <text:p text:style-name="Text_20_body">The update approach detailed above does not have mechanism for sending information about the update. <text:s/>For non-sequences, this is not a problem as values are simply requested from the dependents (caching as needed). <text:s/>But for sequences the portion of the sequence that has changed is usually needed for efficient operation. <text:s/>For triggers this and sometimes the previous value are needed. <text:s/>The existing on-replace mechanism retrieves this from SequenceVariable. <text:s/>It may be sufficient to restrict sequence operations to eager operation. <text:s/>It should be noted that existing lazy sequence operations are missing delta information as well – this puts them at risk for performance behavior which is significantly inferior to eager operation. <text:s/>A long-term approach might include maintaining delta histories.</text:p>
      <text:p text:style-name="Text_20_body"><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letype" style:family="text">
      <style:text-properties style:font-name="Courier New" style:font-name-asian="Courier New" style:font-name-complex="Courier New"/>
    </style:style>
    <style:style style:name="Numbering_20_Symbols" style:display-name="Numbering Symbols" style:family="text"/>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Robert Field</meta:initial-creator>
    <meta:creation-date>2009-07-21T16:41:49.87</meta:creation-date>
    <dc:date>2009-09-19T12:22:48.84</dc:date>
    <dc:creator>Robert Field</dc:creator>
    <meta:editing-duration>PT212H44M31S</meta:editing-duration>
    <meta:editing-cycles>51</meta:editing-cycles>
    <meta:generator>OpenOffice.org/3.1$Win32 OpenOffice.org_project/310m19$Build-9420</meta:generator>
    <meta:document-statistic meta:table-count="0" meta:image-count="0" meta:object-count="1" meta:page-count="11" meta:paragraph-count="341" meta:word-count="3151" meta:character-count="20920"/>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fill="solid" draw:fill-color="#ffffcc" draw:textarea-horizontal-align="left" draw:textarea-vertical-align="top"/>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marker-end="Arrow" draw:marker-end-width="0.3cm" draw:textarea-horizontal-align="center" draw:textarea-vertical-align="middle"/>
    </style:style>
    <style:style style:name="gr4" style:family="graphic" style:parent-style-name="standard">
      <style:graphic-properties draw:marker-end="Arrow" draw:marker-end-width="0.3cm" draw:textarea-horizontal-align="center"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paragraph-properties fo:text-align="center"/>
      <style:text-properties fo:font-size="10.5pt" style:font-size-asian="10.5pt" style:font-size-complex="10.5pt"/>
    </style:style>
    <style:style style:name="T1" style:family="text">
      <style:text-properties fo:font-size="12pt" style:font-size-asian="12pt" style:font-size-complex="12pt"/>
    </style:style>
    <style:style style:name="T2" style:family="text">
      <style:text-properties fo:font-size="10.5pt" style:font-size-asian="10.5pt" style:font-size-complex="10.5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1" draw:layer="layout" svg:width="4.914cm" svg:height="6.489cm" svg:x="1.785cm" svg:y="0.485cm">
          <text:p text:style-name="P1"><text:span text:style-name="T1">b.a instance of B</text:span></text:p>
        </draw:rect>
        <draw:rect draw:style-name="gr2" draw:text-style-name="P1" draw:id="id2" draw:layer="layout" svg:width="2.96cm" svg:height="0.731cm" svg:x="3.214cm" svg:y="2.673cm">
          <text:p><text:span text:style-name="T1">invalidate$y()</text:span></text:p>
        </draw:rect>
        <draw:connector draw:style-name="gr3" draw:text-style-name="P1" draw:layer="layout" draw:type="curve" svg:x1="3.214cm" svg:y1="1.616cm" svg:x2="3.214cm" svg:y2="3.038cm" draw:start-shape="id1" draw:end-shape="id2" draw:end-glue-point="3" svg:d="m3214 1616c-751 0-751 1422 0 1422">
          <text:p/>
        </draw:connector>
        <draw:connector draw:style-name="gr3" draw:text-style-name="P1" draw:layer="layout" draw:type="curve" svg:x1="4.694cm" svg:y1="3.405cm" svg:x2="3.371cm" svg:y2="4.443cm" draw:start-shape="id3" draw:start-glue-point="2" draw:end-shape="id4" svg:d="m4694 3405c0 778-1323 260-1323 1038">
          <text:p/>
        </draw:connector>
        <draw:connector draw:style-name="gr3" draw:text-style-name="P1" draw:layer="layout" draw:type="curve" draw:line-skew="-0.247cm 1.077cm" svg:x1="6.174cm" svg:y1="3.039cm" svg:x2="4.21cm" svg:y2="5.913cm" draw:start-shape="id3" draw:start-glue-point="1" draw:end-shape="id5" draw:end-glue-point="0" svg:d="m6174 3039c381 0 317 1349-268 2001s-1696 608-1696 873">
          <text:p/>
        </draw:connector>
        <draw:rect draw:style-name="gr2" draw:text-style-name="P1" draw:id="id3" draw:layer="layout" svg:width="2.96cm" svg:height="0.731cm" svg:x="3.214cm" svg:y="2.674cm">
          <text:p><text:span text:style-name="T1">invalidate$y()</text:span></text:p>
        </draw:rect>
        <draw:rect draw:style-name="gr2" draw:text-style-name="P1" draw:id="id4" draw:layer="layout" svg:width="2.96cm" svg:height="0.731cm" svg:x="1.891cm" svg:y="4.443cm">
          <text:p><text:span text:style-name="T1">invalidate$z()</text:span></text:p>
        </draw:rect>
        <draw:rect draw:style-name="gr2" draw:text-style-name="P1" draw:id="id5" draw:layer="layout" svg:width="3.969cm" svg:height="0.731cm" svg:x="2.226cm" svg:y="5.913cm">
          <text:p><text:span text:style-name="T1">notifyDependents$()</text:span></text:p>
        </draw:rect>
        <draw:rect draw:style-name="gr2" draw:text-style-name="P1" draw:id="id1" draw:layer="layout" svg:width="2.96cm" svg:height="0.731cm" svg:x="3.214cm" svg:y="1.251cm">
          <text:p><text:span text:style-name="T1">be$y()</text:span></text:p>
        </draw:rect>
        <draw:rect draw:style-name="gr1" draw:text-style-name="P1" draw:layer="layout" svg:width="4.914cm" svg:height="6.489cm" svg:x="8.483cm" svg:y="0.465cm">
          <text:p text:style-name="P1"><text:span text:style-name="T1">instance of A</text:span></text:p>
        </draw:rect>
        <draw:connector draw:style-name="gr3" draw:text-style-name="P1" draw:layer="layout" draw:type="curve" svg:x1="10.231cm" svg:y1="2.682cm" svg:x2="11.331cm" svg:y2="3.774cm" draw:start-shape="id6" draw:end-shape="id7" svg:d="m10231 2682c0 819 1100 273 1100 1092">
          <text:p/>
        </draw:connector>
        <draw:rect draw:style-name="gr2" draw:text-style-name="P1" draw:id="id7" draw:layer="layout" svg:width="2.96cm" svg:height="0.731cm" svg:x="9.851cm" svg:y="3.774cm">
          <text:p><text:span text:style-name="T1">invalidate$x()</text:span></text:p>
        </draw:rect>
        <draw:rect draw:style-name="gr2" draw:text-style-name="P1" draw:id="id6" draw:layer="layout" svg:width="2.96cm" svg:height="0.731cm" svg:x="8.751cm" svg:y="1.951cm">
          <text:p><text:span text:style-name="T1">update$()</text:span></text:p>
        </draw:rect>
        <draw:connector draw:style-name="gr4" draw:text-style-name="P2" draw:layer="layout" draw:type="curve" svg:x1="6.195cm" svg:y1="6.278cm" svg:x2="8.751cm" svg:y2="2.316cm" draw:start-shape="id5" draw:end-shape="id6" svg:d="m6195 6278c1917 0 639-3962 2556-3962">
          <text:p/>
        </draw:connector>
        <draw:frame draw:style-name="gr5" draw:layer="layout" svg:width="1.861cm" svg:height="0.662cm" draw:transform="rotate (1.44408542309984) translate (6.921cm 4.764cm)">
          <draw:text-box>
            <text:p text:style-name="P1"><text:span text:style-name="T2">VOFF$y</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